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8.341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 table:tab-color="#ffdbb6"/>
    </style:style>
    <style:style style:name="ta3" style:family="table" style:master-page-name="Default">
      <style:table-properties table:display="true" style:writing-mode="lr-tb" table:tab-color="#ffffd7"/>
    </style:style>
    <style:style style:name="ta4" style:family="table" style:master-page-name="Default">
      <style:table-properties table:display="true" style:writing-mode="lr-tb" table:tab-color="#ffd7d7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nsor_mb_ne4-rreg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Rreg Nr.</text:p>
            <text:p>(Fcode 0x04)</text:p>
          </table:table-cell>
          <table:table-cell table:style-name="ce1" office:value-type="string" calcext:value-type="string">
            <text:p>Wertebereich</text:p>
          </table:table-cell>
          <table:table-cell table:style-name="ce1" office:value-type="string" calcext:value-type="string">
            <text:p>Zugeordnete Größe und teilw. Einheit</text:p>
          </table:table-cell>
          <table:table-cell table:style-name="ce1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table:style-name="ce2"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table:style-name="ce2"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table:style-name="ce2"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table:style-name="ce2"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e4-rwregs" table:style-name="ta2"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row table:style-name="ro2">
          <table:table-cell table:style-name="ce1" office:value-type="string" calcext:value-type="string">
            <text:p>Rwreg Nr.</text:p>
            <text:p>(Fcode: 0x03, 0x06)</text:p>
          </table:table-cell>
          <table:table-cell table:style-name="ce1" office:value-type="string" calcext:value-type="string">
            <text:p>Wertebereich</text:p>
          </table:table-cell>
          <table:table-cell table:style-name="ce1" office:value-type="string" calcext:value-type="string">
            <text:p>Zugeordnete Größe</text:p>
            <text:p>und Einheit</text:p>
          </table:table-cell>
          <table:table-cell table:style-name="ce1" office:value-type="string" calcext:value-type="string">
            <text:p>Messwerteigenschaft</text:p>
          </table:table-cell>
          <table:table-cell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 .. 65535 [0]</text:p>
          </table:table-cell>
          <table:table-cell/>
          <table:table-cell table:style-name="ce2" office:value-type="string" calcext:value-type="string">
            <text:p>Kundencode: zur freien Belegung z.B. Raumcod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 … 10000 [11111]</text:p>
          </table:table-cell>
          <table:table-cell table:style-name="ce2" office:value-type="string" calcext:value-type="string">
            <text:p>0 … 10000 ppm</text:p>
          </table:table-cell>
          <table:table-cell table:style-name="ce2"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 … 2500 [11111]</text:p>
          </table:table-cell>
          <table:table-cell table:style-name="ce2" office:value-type="string" calcext:value-type="string">
            <text:p>0 … 25,00 mA</text:p>
          </table:table-cell>
          <table:table-cell table:style-name="ce2"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00 … 600 [11111]</text:p>
          </table:table-cell>
          <table:table-cell table:style-name="ce2" office:value-type="string" calcext:value-type="string">
            <text:p>-20,0 … 60,0 °C</text:p>
          </table:table-cell>
          <table:table-cell table:style-name="ce2" office:value-type="string" calcext:value-type="string">
            <text:p>Temperatur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</text:p>
          </table:table-cell>
          <table:table-cell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  <table:table-cell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</text:p>
          </table:table-cell>
          <table:table-cell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</text:p>
          </table:table-cell>
          <table:table-cell table:style-name="ce4" office:value-type="string" calcext:value-type="string">
            <text:p>0 … 10000 ppm</text:p>
          </table:table-cell>
          <table:table-cell office:value-type="string" calcext:value-type="string">
            <text:p>Sensorwert im Kalibrierpunkt (bei Endwert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table:style-name="ce4" office:value-type="string" calcext:value-type="string">
            <text:p>0 … 10000 ppm [0 ppm]</text:p>
          </table:table-cell>
          <table:table-cell office:value-type="string" calcext:value-type="string">
            <text:p>Messwert unten für Ausgangsstrom unte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table:style-name="ce4" office:value-type="string" calcext:value-type="string">
            <text:p>0 … 25,00 mA [4 mA]</text:p>
          </table:table-cell>
          <table:table-cell office:value-type="string" calcext:value-type="string">
            <text:p>Ausgangsstrom im unteren Punkt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table:style-name="ce4" office:value-type="string" calcext:value-type="string">
            <text:p>0 … 10000 ppm [1000ppm]</text:p>
          </table:table-cell>
          <table:table-cell office:value-type="string" calcext:value-type="string">
            <text:p>Messwert oben für Ausgangsstrom obe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table:style-name="ce4" office:value-type="string" calcext:value-type="string">
            <text:p>0 … 25,00 mA [20 mA]</text:p>
          </table:table-cell>
          <table:table-cell office:value-type="string" calcext:value-type="string">
            <text:p>Ausgangsstrom im oberen Punkt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0 ... 3</text:p>
          </table:table-cell>
          <table:table-cell/>
          <table:table-cell office:value-type="string" calcext:value-type="string">
            <text:p>Zuschalten vor Hardwareverstärkung 0 (hoch)</text:p>
          </table:table-cell>
          <table:table-cell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0 … 16000 [11111]</text:p>
          </table:table-cell>
          <table:table-cell/>
          <table:table-cell table:style-name="ce2" office:value-type="string" calcext:value-type="string">
            <text:p>Sensor AD-Wert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1 ... 100</text:p>
          </table:table-cell>
          <table:table-cell/>
          <table:table-cell office:value-type="string" calcext:value-type="string">
            <text:p>Faktor für Mittelwertbildung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  <table:table-cell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  <table:table-cell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  <table:table-cell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  <table:table-cell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  <table:table-cell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  <table:table-cell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1500]</text:p>
          </table:table-cell>
          <table:table-cell/>
          <table:table-cell office:value-type="string" calcext:value-type="string">
            <text:p>Vorgegebener Nullpunktwert</text:p>
          </table:table-cell>
          <table:table-cell/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string" calcext:value-type="string">
            <text:p>0 ... 1023</text:p>
          </table:table-cell>
          <table:table-cell/>
          <table:table-cell office:value-type="string" calcext:value-type="string">
            <text:p>Nullpunktparameter [11111 = Nullpunktsuche]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0 … 65535</text:p>
          </table:table-cell>
          <table:table-cell/>
          <table:table-cell table:style-name="ce2" office:value-type="string" calcext:value-type="string">
            <text:p>Neustart / Grunddaten / entsichern</text:p>
          </table:table-cell>
          <table:table-cell/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/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0]</text:p>
          </table:table-cell>
          <table:table-cell/>
          <table:table-cell office:value-type="string" calcext:value-type="string">
            <text:p>Sensornummer für MCS4000 – Mode *</text:p>
          </table:table-cell>
          <table:table-cell/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/>
        </table:table-row>
      </table:table>
      <table:table table:name="sensor_mb_nap5x-rreg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Rreg Nr.</text:p>
            <text:p>(Fcode 0x04)</text:p>
          </table:table-cell>
          <table:table-cell table:style-name="ce1" office:value-type="string" calcext:value-type="string">
            <text:p>Wertebereich</text:p>
          </table:table-cell>
          <table:table-cell table:style-name="ce1" office:value-type="string" calcext:value-type="string">
            <text:p>Zugeordnete Größe und teilw. Einheit</text:p>
          </table:table-cell>
          <table:table-cell table:style-name="ce1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</text:p>
          </table:table-cell>
          <table:table-cell table:style-name="ce2" office:value-type="string" calcext:value-type="string">
            <text:p>0 .. 100.0 %UEG</text:p>
          </table:table-cell>
          <table:table-cell office:value-type="string" calcext:value-type="string">
            <text:p>Gaskonzentration im ppm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table:style-name="ce2"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table:style-name="ce2"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.. 1000</text:p>
          </table:table-cell>
          <table:table-cell table:style-name="ce2" office:value-type="string" calcext:value-type="string">
            <text:p>0 .. 100.0 %UEG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ap5x-rwregs" table:style-name="ta2"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row table:style-name="ro2">
          <table:table-cell table:style-name="ce1" office:value-type="string" calcext:value-type="string">
            <text:p>Rwreg Nr.</text:p>
            <text:p>(Fcode: 0x03, 0x06)</text:p>
          </table:table-cell>
          <table:table-cell table:style-name="ce1" office:value-type="string" calcext:value-type="string">
            <text:p>Wertebereich</text:p>
          </table:table-cell>
          <table:table-cell table:style-name="ce1" office:value-type="string" calcext:value-type="string">
            <text:p>Zugeordnete Größe</text:p>
            <text:p>und Einheit</text:p>
          </table:table-cell>
          <table:table-cell table:style-name="ce1" office:value-type="string" calcext:value-type="string">
            <text:p>Messwerteigenschaft</text:p>
          </table:table-cell>
          <table:table-cell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 .. 65535 [0]</text:p>
          </table:table-cell>
          <table:table-cell/>
          <table:table-cell table:style-name="ce2" office:value-type="string" calcext:value-type="string">
            <text:p>Kundencode: zur freien Belegung z.B. Raumcod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 … 1000 [11111]</text:p>
          </table:table-cell>
          <table:table-cell table:style-name="ce2" office:value-type="string" calcext:value-type="string">
            <text:p>0 … 100.0 % UEG</text:p>
          </table:table-cell>
          <table:table-cell table:style-name="ce2"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 … 2500 [11111]</text:p>
          </table:table-cell>
          <table:table-cell table:style-name="ce2" office:value-type="string" calcext:value-type="string">
            <text:p>0 … 25,00 mA</text:p>
          </table:table-cell>
          <table:table-cell table:style-name="ce2"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00 … 600 [11111]</text:p>
          </table:table-cell>
          <table:table-cell table:style-name="ce2" office:value-type="string" calcext:value-type="string">
            <text:p>-20,0 … 60,0 °C</text:p>
          </table:table-cell>
          <table:table-cell table:style-name="ce2" office:value-type="string" calcext:value-type="string">
            <text:p>Temperatur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</text:p>
          </table:table-cell>
          <table:table-cell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  <table:table-cell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</text:p>
          </table:table-cell>
          <table:table-cell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0 … 1000</text:p>
          </table:table-cell>
          <table:table-cell table:style-name="ce4" office:value-type="string" calcext:value-type="string">
            <text:p>0 … 100.0 %UEG</text:p>
          </table:table-cell>
          <table:table-cell office:value-type="string" calcext:value-type="string">
            <text:p>Sensorwert im Kalibrierpunkt (bei Endwert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0 … 1000 [0]</text:p>
          </table:table-cell>
          <table:table-cell table:style-name="ce4" office:value-type="string" calcext:value-type="string">
            <text:p>0 … 100.0 %UEG [0]</text:p>
          </table:table-cell>
          <table:table-cell office:value-type="string" calcext:value-type="string">
            <text:p>Messwert unten für Ausgangsstrom unte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table:style-name="ce4" office:value-type="string" calcext:value-type="string">
            <text:p>0 … 25,00 mA [4 mA]</text:p>
          </table:table-cell>
          <table:table-cell office:value-type="string" calcext:value-type="string">
            <text:p>Ausgangsstrom im unteren Punkt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 [1000]</text:p>
          </table:table-cell>
          <table:table-cell table:style-name="ce4" office:value-type="string" calcext:value-type="string">
            <text:p>0 … 100.0 %UEG[1000ppm]</text:p>
          </table:table-cell>
          <table:table-cell office:value-type="string" calcext:value-type="string">
            <text:p>Messwert oben für Ausgangsstrom obe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table:style-name="ce4" office:value-type="string" calcext:value-type="string">
            <text:p>0 … 25,00 mA [20 mA]</text:p>
          </table:table-cell>
          <table:table-cell office:value-type="string" calcext:value-type="string">
            <text:p>Ausgangsstrom im oberen Punkt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0 ... 1</text:p>
          </table:table-cell>
          <table:table-cell/>
          <table:table-cell office:value-type="string" calcext:value-type="string">
            <text:p>Zuschalten vor Hardwareverstärkung 0 (hoch)</text:p>
          </table:table-cell>
          <table:table-cell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0 … 16000 [11111]</text:p>
          </table:table-cell>
          <table:table-cell/>
          <table:table-cell table:style-name="ce2" office:value-type="string" calcext:value-type="string">
            <text:p>Sensor AD-Wert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  <table:table-cell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  <table:table-cell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  <table:table-cell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  <table:table-cell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  <table:table-cell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  <table:table-cell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50 ... 200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2000]</text:p>
          </table:table-cell>
          <table:table-cell/>
          <table:table-cell office:value-type="string" calcext:value-type="string">
            <text:p>Vorgegebener Nullpunktwert</text:p>
          </table:table-cell>
          <table:table-cell/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string" calcext:value-type="string">
            <text:p>0 ... 1023 [500]</text:p>
          </table:table-cell>
          <table:table-cell/>
          <table:table-cell office:value-type="string" calcext:value-type="string">
            <text:p>Nullpunktparameter [11111 = Nullpunktsuche]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0 … 65535</text:p>
          </table:table-cell>
          <table:table-cell/>
          <table:table-cell table:style-name="ce2" office:value-type="string" calcext:value-type="string">
            <text:p>Neustart / Grunddaten / entsichern</text:p>
          </table:table-cell>
          <table:table-cell/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/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/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/>
        </table:table-row>
      </table:table>
      <table:table table:name="sensor_mb_sp42a-rreg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5" office:value-type="string" calcext:value-type="string">
            <text:p>Rreg Nr.</text:p>
            <text:p>(Fcode 0x04)</text:p>
          </table:table-cell>
          <table:table-cell table:style-name="ce5" office:value-type="string" calcext:value-type="string">
            <text:p>Wertebereich</text:p>
          </table:table-cell>
          <table:table-cell table:style-name="ce5" office:value-type="string" calcext:value-type="string">
            <text:p>Zugeordnete Größe und teilw.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table:style-name="ce2"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table:style-name="ce2"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table:style-name="ce2"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table:style-name="ce2"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sp42a-rwregs" table:style-name="ta2"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row table:style-name="ro2">
          <table:table-cell table:style-name="ce1" office:value-type="string" calcext:value-type="string">
            <text:p>Rwreg Nr.</text:p>
            <text:p>(Fcode: 0x03, 0x06)</text:p>
          </table:table-cell>
          <table:table-cell table:style-name="ce1" office:value-type="string" calcext:value-type="string">
            <text:p>Wertebereich</text:p>
          </table:table-cell>
          <table:table-cell table:style-name="ce1" office:value-type="string" calcext:value-type="string">
            <text:p>Zugeordnete Größe</text:p>
            <text:p>und Einheit</text:p>
          </table:table-cell>
          <table:table-cell table:style-name="ce1" office:value-type="string" calcext:value-type="string">
            <text:p>Messwerteigenschaft</text:p>
          </table:table-cell>
          <table:table-cell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 .. 65535 [0]</text:p>
          </table:table-cell>
          <table:table-cell/>
          <table:table-cell table:style-name="ce2" office:value-type="string" calcext:value-type="string">
            <text:p>Kundencode: zur freien Belegung z.B. Raumcod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 … 10000 [11111]</text:p>
          </table:table-cell>
          <table:table-cell table:style-name="ce2" office:value-type="string" calcext:value-type="string">
            <text:p>0 … 1000 ppm</text:p>
          </table:table-cell>
          <table:table-cell table:style-name="ce2"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 … 2500 [11111]</text:p>
          </table:table-cell>
          <table:table-cell table:style-name="ce2" office:value-type="string" calcext:value-type="string">
            <text:p>0 … 25,00 mA</text:p>
          </table:table-cell>
          <table:table-cell table:style-name="ce2"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00 … 600 [11111]</text:p>
          </table:table-cell>
          <table:table-cell table:style-name="ce2" office:value-type="string" calcext:value-type="string">
            <text:p>-20,0 … 60,0 °C</text:p>
          </table:table-cell>
          <table:table-cell table:style-name="ce2" office:value-type="string" calcext:value-type="string">
            <text:p>Temperatur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</text:p>
          </table:table-cell>
          <table:table-cell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 [2000]</text:p>
          </table:table-cell>
          <table:table-cell table:style-name="ce4" office:value-type="string" calcext:value-type="string">
            <text:p>0 … 1000 ppm</text:p>
          </table:table-cell>
          <table:table-cell office:value-type="string" calcext:value-type="string">
            <text:p>Sensorwert im Kalibrierpunkt (bei Endwert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table:style-name="ce4" office:value-type="string" calcext:value-type="string">
            <text:p>0 … 1000 [0 ppm]</text:p>
          </table:table-cell>
          <table:table-cell office:value-type="string" calcext:value-type="string">
            <text:p>Messwert unten für Ausgangsstrom unte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table:style-name="ce4" office:value-type="string" calcext:value-type="string">
            <text:p>0 … 25,00 [4 mA]</text:p>
          </table:table-cell>
          <table:table-cell office:value-type="string" calcext:value-type="string">
            <text:p>Ausgangsstrom im unteren Punkt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table:style-name="ce4" office:value-type="string" calcext:value-type="string">
            <text:p>0 … 1000 [1000ppm]</text:p>
          </table:table-cell>
          <table:table-cell office:value-type="string" calcext:value-type="string">
            <text:p>Messwert oben für Ausgangsstrom obe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table:style-name="ce4" office:value-type="string" calcext:value-type="string">
            <text:p>0 … 25,00 [20 mA]</text:p>
          </table:table-cell>
          <table:table-cell office:value-type="string" calcext:value-type="string">
            <text:p>Ausgangsstrom im oberen Punkt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0 ... 3</text:p>
          </table:table-cell>
          <table:table-cell/>
          <table:table-cell office:value-type="string" calcext:value-type="string">
            <text:p>Zuschalten vor Hardwareverstärkung 0 (hoch)</text:p>
          </table:table-cell>
          <table:table-cell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0 … 16000 [11111]</text:p>
          </table:table-cell>
          <table:table-cell/>
          <table:table-cell table:style-name="ce2" office:value-type="string" calcext:value-type="string">
            <text:p>Sensor AD-Wert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  <table:table-cell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  <table:table-cell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  <table:table-cell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  <table:table-cell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  <table:table-cell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  <table:table-cell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1000]</text:p>
          </table:table-cell>
          <table:table-cell/>
          <table:table-cell office:value-type="string" calcext:value-type="string">
            <text:p>Vorgegebener Nullpunktwert</text:p>
          </table:table-cell>
          <table:table-cell/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string" calcext:value-type="string">
            <text:p>0 ... 1023 [50]</text:p>
          </table:table-cell>
          <table:table-cell/>
          <table:table-cell office:value-type="string" calcext:value-type="string">
            <text:p>Nullpunktparameter [11111 = Nullpunktsuche]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0 … 65535</text:p>
          </table:table-cell>
          <table:table-cell/>
          <table:table-cell table:style-name="ce2" office:value-type="string" calcext:value-type="string">
            <text:p>Neustart / Grunddaten / entsichern</text:p>
          </table:table-cell>
          <table:table-cell/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/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/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/>
        </table:table-row>
      </table:table>
      <table:table table:name="sensor_mb_nap5xx-rreg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5" office:value-type="string" calcext:value-type="string">
            <text:p>Rreg Nr.</text:p>
            <text:p>(Fcode 0x04)</text:p>
          </table:table-cell>
          <table:table-cell table:style-name="ce5" office:value-type="string" calcext:value-type="string">
            <text:p>Wertebereich</text:p>
          </table:table-cell>
          <table:table-cell table:style-name="ce5" office:value-type="string" calcext:value-type="string">
            <text:p>Zugeordnete Größe und teilw.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table:style-name="ce2" office:value-type="string" calcext:value-type="string">
            <text:p>0 .. 10000 ppm</text:p>
          </table:table-cell>
          <table:table-cell office:value-type="string" calcext:value-type="string">
            <text:p>Gaskonzentration im ppm (für CO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table:style-name="ce2"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table:style-name="ce2"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CO-Sensor (Bit’s werden gesetzt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..10000</text:p>
          </table:table-cell>
          <table:table-cell table:style-name="ce2" office:value-type="string" calcext:value-type="string">
            <text:p>0 .. 10000 ppm</text:p>
          </table:table-cell>
          <table:table-cell office:value-type="string" calcext:value-type="string">
            <text:p>Gaskonzentration im ppm (für NO2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0 ... 2500</text:p>
          </table:table-cell>
          <table:table-cell table:style-name="ce2"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NO2-Sensor (Bit’s werden gesetzt)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 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CO)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Temperaturkennl. 1 (100 = 1,00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CO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table:style-name="ce2" office:value-type="string" calcext:value-type="string">
            <text:p>0 .. 10000 ppm</text:p>
          </table:table-cell>
          <table:table-cell office:value-type="string" calcext:value-type="string">
            <text:p>berechnete Gaskonzentration im ppm (für CO)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_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NO2)</text:p>
          </table:table-cell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Temperaturkennl. 2 (100 = 1,00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NO2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0 .. 10000</text:p>
          </table:table-cell>
          <table:table-cell table:style-name="ce2" office:value-type="string" calcext:value-type="string">
            <text:p>0 .. 10000 ppm</text:p>
          </table:table-cell>
          <table:table-cell office:value-type="string" calcext:value-type="string">
            <text:p>berechnete Gaskonzentration im ppm (für NO2)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ap5xx-rwregs" table:style-name="ta2"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row table:style-name="ro2">
          <table:table-cell table:style-name="ce1" office:value-type="string" calcext:value-type="string">
            <text:p>Rwreg Nr.</text:p>
            <text:p>(Fcode: 0x03, 0x06)</text:p>
          </table:table-cell>
          <table:table-cell table:style-name="ce1" office:value-type="string" calcext:value-type="string">
            <text:p>Wertebereich</text:p>
          </table:table-cell>
          <table:table-cell table:style-name="ce1" office:value-type="string" calcext:value-type="string">
            <text:p>Zugeordnete Größe</text:p>
            <text:p>und Einheit</text:p>
          </table:table-cell>
          <table:table-cell table:style-name="ce1" office:value-type="string" calcext:value-type="string">
            <text:p>Messwerteigenschaft</text:p>
          </table:table-cell>
          <table:table-cell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 .. 65535 [0]</text:p>
          </table:table-cell>
          <table:table-cell/>
          <table:table-cell table:style-name="ce2" office:value-type="string" calcext:value-type="string">
            <text:p>Kundencode: zur freien Belegung z.B. Raumcod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 … 10000 [11111]</text:p>
          </table:table-cell>
          <table:table-cell table:style-name="ce2" office:value-type="string" calcext:value-type="string">
            <text:p>0 … 1000 ppm</text:p>
          </table:table-cell>
          <table:table-cell table:style-name="ce2"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 … 2500 [11111]</text:p>
          </table:table-cell>
          <table:table-cell table:style-name="ce2" office:value-type="string" calcext:value-type="string">
            <text:p>0 … 25,00 mA</text:p>
          </table:table-cell>
          <table:table-cell table:style-name="ce2"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00 … 600 [11111]</text:p>
          </table:table-cell>
          <table:table-cell table:style-name="ce2" office:value-type="string" calcext:value-type="string">
            <text:p>-20,0 … 60,0 °C</text:p>
          </table:table-cell>
          <table:table-cell table:style-name="ce2" office:value-type="string" calcext:value-type="string">
            <text:p>Temperatur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*</text:p>
          </table:table-cell>
          <table:table-cell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 [1000]</text:p>
          </table:table-cell>
          <table:table-cell table:style-name="ce4" office:value-type="string" calcext:value-type="string">
            <text:p>0 … 1000 ppm</text:p>
          </table:table-cell>
          <table:table-cell office:value-type="string" calcext:value-type="string">
            <text:p>Sensorwert im Kalibrierpunkt (bei Endwert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table:style-name="ce4" office:value-type="string" calcext:value-type="string">
            <text:p>0 … 1000 [0 ppm]</text:p>
          </table:table-cell>
          <table:table-cell office:value-type="string" calcext:value-type="string">
            <text:p>Messwert unten für Ausgangsstrom unte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table:style-name="ce4" office:value-type="string" calcext:value-type="string">
            <text:p>0 … 25,00 [4 mA]</text:p>
          </table:table-cell>
          <table:table-cell office:value-type="string" calcext:value-type="string">
            <text:p>Ausgangsstrom im unteren Punkt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table:style-name="ce4" office:value-type="string" calcext:value-type="string">
            <text:p>0 … 1000 [1000ppm]</text:p>
          </table:table-cell>
          <table:table-cell office:value-type="string" calcext:value-type="string">
            <text:p>Messwert oben für Ausgangsstrom obe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table:style-name="ce4" office:value-type="string" calcext:value-type="string">
            <text:p>0 … 25,00 [20 mA]</text:p>
          </table:table-cell>
          <table:table-cell office:value-type="string" calcext:value-type="string">
            <text:p>Ausgangsstrom im oberen Punkt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</text:p>
          </table:table-cell>
          <table:table-cell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*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 … 10000 [2000]</text:p>
          </table:table-cell>
          <table:table-cell table:style-name="ce4" office:value-type="string" calcext:value-type="string">
            <text:p>0 … 1000 ppm</text:p>
          </table:table-cell>
          <table:table-cell office:value-type="string" calcext:value-type="string">
            <text:p>Sensorwert im Kalibrierpunkt (bei Endwert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0 … 10000 [0]</text:p>
          </table:table-cell>
          <table:table-cell table:style-name="ce4" office:value-type="string" calcext:value-type="string">
            <text:p>0 … 1000 [0 ppm]</text:p>
          </table:table-cell>
          <table:table-cell office:value-type="string" calcext:value-type="string">
            <text:p>Messwert unten für Ausgangsstrom unten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… 2500 [400]</text:p>
          </table:table-cell>
          <table:table-cell table:style-name="ce4" office:value-type="string" calcext:value-type="string">
            <text:p>0 … 25,00 [4 mA]</text:p>
          </table:table-cell>
          <table:table-cell office:value-type="string" calcext:value-type="string">
            <text:p>Ausgangsstrom im unteren Punkt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 … 10000 [1000]</text:p>
          </table:table-cell>
          <table:table-cell table:style-name="ce4" office:value-type="string" calcext:value-type="string">
            <text:p>0 … 1000 [1000ppm]</text:p>
          </table:table-cell>
          <table:table-cell office:value-type="string" calcext:value-type="string">
            <text:p>Messwert oben für Ausgangsstrom oben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… 2500 [2000]</text:p>
          </table:table-cell>
          <table:table-cell table:style-name="ce4" office:value-type="string" calcext:value-type="string">
            <text:p>0 … 25,00 [20 mA]</text:p>
          </table:table-cell>
          <table:table-cell office:value-type="string" calcext:value-type="string">
            <text:p>Ausgangsstrom im oberen Punkt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0 … 16000 [11111]</text:p>
          </table:table-cell>
          <table:table-cell/>
          <table:table-cell table:style-name="ce2" office:value-type="string" calcext:value-type="string">
            <text:p>Sensor AD-Wert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CO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0 … 16000 [11111]</text:p>
          </table:table-cell>
          <table:table-cell/>
          <table:table-cell table:style-name="ce2" office:value-type="string" calcext:value-type="string">
            <text:p>Sensor AD-Wert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NO2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  <table:table-cell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  <table:table-cell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  <table:table-cell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  <table:table-cell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  <table:table-cell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  <table:table-cell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  <table:table-cell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  <table:table-cell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  <table:table-cell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  <table:table-cell/>
        </table:table-row>
        <table:table-row table:style-name="ro6">
          <table:table-cell office:value-type="float" office:value="62" calcext:value-type="float">
            <text:p>62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  <table:table-cell/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  <table:table-cell/>
        </table:table-row>
        <table:table-row table:style-name="ro6">
          <table:table-cell office:value-type="float" office:value="64" calcext:value-type="float">
            <text:p>64</text:p>
          </table:table-cell>
          <table:table-cell office:value-type="string" calcext:value-type="string">
            <text:p>50 ... 200 [100]</text:p>
          </table:table-cell>
          <table:table-cell table:style-name="ce4"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0 … 65535</text:p>
          </table:table-cell>
          <table:table-cell/>
          <table:table-cell table:style-name="ce2" office:value-type="string" calcext:value-type="string">
            <text:p>Neustart / Grunddaten / entsichern</text:p>
          </table:table-cell>
          <table:table-cell/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/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/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/>
        </table:table-row>
      </table:table>
      <table:table table:name="sensor_mb_co2_o2-rreg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5" office:value-type="string" calcext:value-type="string">
            <text:p>Rreg Nr.</text:p>
            <text:p>(Fcode 0x04)</text:p>
          </table:table-cell>
          <table:table-cell table:style-name="ce5" office:value-type="string" calcext:value-type="string">
            <text:p>Wertebereich</text:p>
          </table:table-cell>
          <table:table-cell table:style-name="ce5" office:value-type="string" calcext:value-type="string">
            <text:p>Zugeordnete Größe und teilw.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..1000</text:p>
          </table:table-cell>
          <table:table-cell table:style-name="ce2" office:value-type="string" calcext:value-type="string">
            <text:p>0 .. 100.0 vol%</text:p>
          </table:table-cell>
          <table:table-cell office:value-type="string" calcext:value-type="string">
            <text:p>Sauerstoffkonzentration im vol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table:style-name="ce2"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table:style-name="ce2"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CO2 -Sensor (Bit’s werden gesetzt)</text:p>
          </table:table-cell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..5000</text:p>
          </table:table-cell>
          <table:table-cell table:style-name="ce6" office:value-type="string" calcext:value-type="string">
            <text:p>0 .. 50000 ppm</text:p>
          </table:table-cell>
          <table:table-cell table:style-name="ce6" office:value-type="string" calcext:value-type="string">
            <text:p>CO2 Gaskonzentration im ppm (Registerwert * 10)</text:p>
          </table:table-cell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... 2500</text:p>
          </table:table-cell>
          <table:table-cell table:style-name="ce6" office:value-type="string" calcext:value-type="string">
            <text:p>0 .. 25.00 mA</text:p>
          </table:table-cell>
          <table:table-cell table:style-name="ce6" office:value-type="string" calcext:value-type="string">
            <text:p>Berechneter Ausgangsstrom in mA (mit zwei Kommastellen)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0 ... 16384</text:p>
          </table:table-cell>
          <table:table-cell/>
          <table:table-cell table:style-name="ce6" office:value-type="string" calcext:value-type="string">
            <text:p>AD-Wert des Sensors (O2)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table:style-name="ce2"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0 ... 16384</text:p>
          </table:table-cell>
          <table:table-cell/>
          <table:table-cell table:style-name="ce6" office:value-type="string" calcext:value-type="string">
            <text:p>Korrigierter AD-Wert des Sensors O2</text:p>
          </table:table-cell>
        </table:table-row>
        <table:table-row table:style-name="ro5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0 .. 5000</text:p>
          </table:table-cell>
          <table:table-cell/>
          <table:table-cell table:style-name="ce6" office:value-type="string" calcext:value-type="string">
            <text:p>max O2 Wert innerhalb des Kalibrierintervall (7 Tage)</text:p>
          </table:table-cell>
        </table:table-row>
        <table:table-row table:style-name="ro5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0 ... 5000</text:p>
          </table:table-cell>
          <table:table-cell/>
          <table:table-cell table:style-name="ce6" office:value-type="string" calcext:value-type="string">
            <text:p>CO2 Wert unkorrigiert (Registerwert * 10)</text:p>
          </table:table-cell>
        </table:table-row>
        <table:table-row table:style-name="ro6">
          <table:table-cell table:style-name="ce3" table:number-columns-repeated="2"/>
          <table:table-cell/>
          <table:table-cell table:style-name="ce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co2_o2-rwregs" table:style-name="ta2"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row table:style-name="ro2">
          <table:table-cell table:style-name="ce1" office:value-type="string" calcext:value-type="string">
            <text:p>Rwreg Nr.</text:p>
            <text:p>(Fcode: 0x03, 0x06)</text:p>
          </table:table-cell>
          <table:table-cell table:style-name="ce1" office:value-type="string" calcext:value-type="string">
            <text:p>Wertebereich</text:p>
          </table:table-cell>
          <table:table-cell table:style-name="ce1" office:value-type="string" calcext:value-type="string">
            <text:p>Zugeordnete Größe</text:p>
            <text:p>und Einheit</text:p>
          </table:table-cell>
          <table:table-cell table:style-name="ce1" office:value-type="string" calcext:value-type="string">
            <text:p>Messwerteigenschaft</text:p>
          </table:table-cell>
          <table:table-cell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 .. 65535 [0]</text:p>
          </table:table-cell>
          <table:table-cell/>
          <table:table-cell table:style-name="ce2" office:value-type="string" calcext:value-type="string">
            <text:p>Kundencode: zur freien Belegung z.B. Raumcod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 … 1000 [11111]</text:p>
          </table:table-cell>
          <table:table-cell table:style-name="ce2" office:value-type="string" calcext:value-type="string">
            <text:p>0 … 100.0 vol%</text:p>
          </table:table-cell>
          <table:table-cell table:style-name="ce2"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 … 2500 [11111]</text:p>
          </table:table-cell>
          <table:table-cell table:style-name="ce2" office:value-type="string" calcext:value-type="string">
            <text:p>0 … 25,00 mA</text:p>
          </table:table-cell>
          <table:table-cell table:style-name="ce2"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00 … 600 [11111]</text:p>
          </table:table-cell>
          <table:table-cell table:style-name="ce2" office:value-type="string" calcext:value-type="string">
            <text:p>-20,0 … 60,0 °C</text:p>
          </table:table-cell>
          <table:table-cell table:style-name="ce2" office:value-type="string" calcext:value-type="string">
            <text:p>Temperatur vorgeben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0 … 5000 [11111]</text:p>
          </table:table-cell>
          <table:table-cell table:style-name="ce2" office:value-type="string" calcext:value-type="string">
            <text:p>0 … 5000 ppm</text:p>
          </table:table-cell>
          <table:table-cell table:style-name="ce2" office:value-type="string" calcext:value-type="string">
            <text:p>Messwertvorgabe für Testzweck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0 … 16383 [0]</text:p>
          </table:table-cell>
          <table:table-cell/>
          <table:table-cell table:style-name="ce7" office:value-type="string" calcext:value-type="string">
            <text:p>Sensorspannung im Nullpunkt</text:p>
          </table:table-cell>
          <table:table-cell/>
        </table:table-row>
        <table:table-row table:style-name="ro6"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ensorwert Nullpunkt = 0</text:p>
          </table:table-cell>
          <table:table-cell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0 … 16383 [3300]</text:p>
          </table:table-cell>
          <table:table-cell/>
          <table:table-cell table:style-name="ce7" office:value-type="string" calcext:value-type="string">
            <text:p>Sensorspannung im Kalibrierpunkt ( bei Endwert)</text:p>
          </table:table-cell>
          <table:table-cell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0 … 1000 [209]</text:p>
          </table:table-cell>
          <table:table-cell table:style-name="ce7" office:value-type="string" calcext:value-type="string">
            <text:p>20.9 vol%</text:p>
          </table:table-cell>
          <table:table-cell table:style-name="ce7" office:value-type="string" calcext:value-type="string">
            <text:p>Sensorwert im Kalibrierpunkt (bei Endwert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table:style-name="ce4" office:value-type="string" calcext:value-type="string">
            <text:p>0 … 1000 [0 ppm]</text:p>
          </table:table-cell>
          <table:table-cell office:value-type="string" calcext:value-type="string">
            <text:p>Messwert unten für Ausgangsstrom unte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table:style-name="ce4" office:value-type="string" calcext:value-type="string">
            <text:p>0 … 25,00 [4 mA]</text:p>
          </table:table-cell>
          <table:table-cell office:value-type="string" calcext:value-type="string">
            <text:p>Ausgangsstrom im unteren Punkt</text:p>
          </table:table-cell>
          <table:table-cell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x]</text:p>
          </table:table-cell>
          <table:table-cell table:style-name="ce4" office:value-type="string" calcext:value-type="string">
            <text:p>0 … 10000 [x]</text:p>
          </table:table-cell>
          <table:table-cell office:value-type="string" calcext:value-type="string">
            <text:p>Messwert oben für Ausgangsstrom oben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 … 2500 [2000]</text:p>
          </table:table-cell>
          <table:table-cell table:style-name="ce4" office:value-type="string" calcext:value-type="string">
            <text:p>0 … 25,00 [20 mA]</text:p>
          </table:table-cell>
          <table:table-cell office:value-type="string" calcext:value-type="string">
            <text:p>Ausgangsstrom im oberen Punkt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0 … 10000 [0]</text:p>
          </table:table-cell>
          <table:table-cell table:style-name="ce7" office:value-type="string" calcext:value-type="string">
            <text:p>0 … 1000 [0 ppm]</text:p>
          </table:table-cell>
          <table:table-cell table:style-name="ce7" office:value-type="string" calcext:value-type="string">
            <text:p>Messwert unten für Ausgangsstrom unten</text:p>
          </table:table-cell>
          <table:table-cell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0 … 2500 [400]</text:p>
          </table:table-cell>
          <table:table-cell table:style-name="ce7" office:value-type="string" calcext:value-type="string">
            <text:p>0 … 25,00 [4 mA]</text:p>
          </table:table-cell>
          <table:table-cell table:style-name="ce7" office:value-type="string" calcext:value-type="string">
            <text:p>Ausgangsstrom im unteren Punkt</text:p>
          </table:table-cell>
          <table:table-cell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0 … 10000 [5000]</text:p>
          </table:table-cell>
          <table:table-cell table:style-name="ce7" office:value-type="string" calcext:value-type="string">
            <text:p>0 … 100000 [50000ppm]</text:p>
          </table:table-cell>
          <table:table-cell table:style-name="ce7" office:value-type="string" calcext:value-type="string">
            <text:p>Messwert oben für Ausgangsstrom oben</text:p>
          </table:table-cell>
          <table:table-cell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0 … 2500 [2000]</text:p>
          </table:table-cell>
          <table:table-cell table:style-name="ce7" office:value-type="string" calcext:value-type="string">
            <text:p>0 … 25,00 [20 mA]</text:p>
          </table:table-cell>
          <table:table-cell table:style-name="ce7" office:value-type="string" calcext:value-type="string">
            <text:p>Ausgangsstrom im oberen Punkt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0 … 16000 [11111]</text:p>
          </table:table-cell>
          <table:table-cell/>
          <table:table-cell table:style-name="ce2" office:value-type="string" calcext:value-type="string">
            <text:p>Sensor AD-Wert vorgeben für Testzwecke</text:p>
          </table:table-cell>
          <table:table-cell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1 ... 200 [100]</text:p>
          </table:table-cell>
          <table:table-cell/>
          <table:table-cell office:value-type="string" calcext:value-type="string">
            <text:p>O2 Verst</text:p>
          </table:table-cell>
          <table:table-cell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1 ... 200 [100]</text:p>
          </table:table-cell>
          <table:table-cell/>
          <table:table-cell office:value-type="string" calcext:value-type="string">
            <text:p>O2 Verst.neu</text:p>
          </table:table-cell>
          <table:table-cell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O2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string" calcext:value-type="string">
            <text:p>0 ... 3 [3]</text:p>
          </table:table-cell>
          <table:table-cell/>
          <table:table-cell office:value-type="string" calcext:value-type="string">
            <text:p>Automode: Bit_0 für O2 Bit_1 für CO2C</text:p>
          </table:table-cell>
          <table:table-cell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0 / 1</text:p>
          </table:table-cell>
          <table:table-cell/>
          <table:table-cell table:style-name="ce2" office:value-type="string" calcext:value-type="string">
            <text:p>derzeitiger Mode bei CO2 Sonde (1 = Auto) (nicht besch.)</text:p>
          </table:table-cell>
          <table:table-cell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0 / 1</text:p>
          </table:table-cell>
          <table:table-cell/>
          <table:table-cell table:style-name="ce2" office:value-type="string" calcext:value-type="string">
            <text:p>Kalibrierung bei CO2 ist eingeschalten (nicht beschreiben)</text:p>
          </table:table-cell>
          <table:table-cell/>
        </table:table-row>
        <table:table-row table:style-name="ro6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0 ... 20</text:p>
          </table:table-cell>
          <table:table-cell/>
          <table:table-cell table:style-name="ce2" office:value-type="string" calcext:value-type="string">
            <text:p>Einschaltzeit (ersten 20min) (nicht beschreiben)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0 ... 3 [0]</text:p>
          </table:table-cell>
          <table:table-cell/>
          <table:table-cell table:style-name="ce2" office:value-type="string" calcext:value-type="string">
            <text:p>Kalibr. Starten Bit_0 O2 ; Bit_1 CO2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0 ... 10080</text:p>
          </table:table-cell>
          <table:table-cell/>
          <table:table-cell table:style-name="ce2" office:value-type="string" calcext:value-type="string">
            <text:p>O2 Intervallzaehler 7 Tage (nicht beschreiben)</text:p>
          </table:table-cell>
          <table:table-cell/>
        </table:table-row>
        <table:table-row table:style-name="ro6">
          <table:table-cell office:value-type="float" office:value="76" calcext:value-type="float">
            <text:p>76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O2-Sonde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0 … 65535</text:p>
          </table:table-cell>
          <table:table-cell/>
          <table:table-cell table:style-name="ce2" office:value-type="string" calcext:value-type="string">
            <text:p>Neustart / Grunddaten / entsichern</text:p>
          </table:table-cell>
          <table:table-cell/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/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6">
          <table:table-cell office:value-type="float" office:value="90" calcext:value-type="float">
            <text:p>9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CO2-Sonde *</text:p>
          </table:table-cell>
          <table:table-cell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O2-Sonde *</text:p>
          </table:table-cell>
          <table:table-cell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/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/>
        </table:table-row>
      </table:table>
      <table:table table:name="sensor_mb_ne4_legacy-rregs" table:style-name="ta3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e4_legacy-rwregs" table:style-name="ta4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0 … 10000 [11111]</text:p>
          </table:table-cell>
          <table:table-cell office:value-type="string" calcext:value-type="string">
            <text:p>0 … 10000 ppm</text:p>
          </table:table-cell>
          <table:table-cell office:value-type="string" calcext:value-type="string">
            <text:p>Messwertvorgabe für Testzwecke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 *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 *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</text:p>
          </table:table-cell>
          <table:table-cell office:value-type="string" calcext:value-type="string">
            <text:p>0 … 10000 ppm</text:p>
          </table:table-cell>
          <table:table-cell office:value-type="string" calcext:value-type="string">
            <text:p>Sensorwert im Kalibrierpunkt (bei Endwert) *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0 ppm [0 ppm]</text:p>
          </table:table-cell>
          <table:table-cell office:value-type="string" calcext:value-type="string">
            <text:p>Messwert unten für Ausgangsstrom unten *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mA [4 mA]</text:p>
          </table:table-cell>
          <table:table-cell office:value-type="string" calcext:value-type="string">
            <text:p>Ausgangsstrom im unteren Punkt *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0 ppm [1000ppm]</text:p>
          </table:table-cell>
          <table:table-cell office:value-type="string" calcext:value-type="string">
            <text:p>Messwert oben für Ausgangsstrom oben *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mA [20 mA]</text:p>
          </table:table-cell>
          <table:table-cell office:value-type="string" calcext:value-type="string">
            <text:p>Ausgangsstrom im oberen Punkt *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Status (Auswerte IC) (keine Eingabemöglichkeit)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ock (Auswerte IC) *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0 … 7</text:p>
          </table:table-cell>
          <table:table-cell/>
          <table:table-cell office:value-type="string" calcext:value-type="string">
            <text:p>TIA_GAIN (Auswerte IC) *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0 … 3</text:p>
          </table:table-cell>
          <table:table-cell/>
          <table:table-cell office:value-type="string" calcext:value-type="string">
            <text:p>RLOAD (Auswerte IC) *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REF_Source (Auswerte IC) *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0 … 3</text:p>
          </table:table-cell>
          <table:table-cell/>
          <table:table-cell office:value-type="string" calcext:value-type="string">
            <text:p>INT_Z (Auswerte IC) *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BIAS_Sign (Auswerte IC) *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0 … 13</text:p>
          </table:table-cell>
          <table:table-cell/>
          <table:table-cell office:value-type="string" calcext:value-type="string">
            <text:p>BIAS (Auswerte IC) *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ET_Short (Auswerte IC) *</text:p>
          </table:table-cell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0 … 7</text:p>
          </table:table-cell>
          <table:table-cell/>
          <table:table-cell office:value-type="string" calcext:value-type="string">
            <text:p>OP_Mode (Auswerte IC) *</text:p>
          </table:table-cell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.00.0000</text:date>, <text:time style:data-style-name="N2" text:time-value="09:44:28.2778504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3T13:52:02.382056767</meta:creation-date>
    <dc:date>2020-09-16T09:57:38.617688138</dc:date>
    <meta:editing-duration>PT1H29M29S</meta:editing-duration>
    <meta:editing-cycles>13</meta:editing-cycles>
    <meta:generator>LibreOffice/7.0.1.2$Linux_X86_64 LibreOffice_project/00$Build-2</meta:generator>
    <meta:document-statistic meta:table-count="12" meta:cell-count="1189" meta:object-count="0"/>
  </office:meta>
</office:document-meta>
</file>